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3a72fe" officeooo:paragraph-rsid="003a72fe"/>
    </style:style>
    <style:style style:name="P25" style:family="paragraph" style:parent-style-name="Standard">
      <style:paragraph-properties fo:text-align="justify" style:justify-single-word="false"/>
      <style:text-properties officeooo:rsid="0028f2e7" officeooo:paragraph-rsid="0028f2e7"/>
    </style:style>
    <style:style style:name="P26" style:family="paragraph" style:parent-style-name="Standard">
      <style:paragraph-properties fo:text-align="justify" style:justify-single-word="false"/>
      <style:text-properties officeooo:rsid="0008771e" officeooo:paragraph-rsid="0008771e"/>
    </style:style>
    <style:style style:name="P27" style:family="paragraph" style:parent-style-name="Standard">
      <style:text-properties fo:font-weight="bold" officeooo:rsid="0020d830" officeooo:paragraph-rsid="0020d830" style:font-weight-asian="bold" style:font-weight-complex="bold"/>
    </style:style>
    <style:style style:name="P28" style:family="paragraph" style:parent-style-name="Standard">
      <style:text-properties fo:font-weight="bold" officeooo:rsid="00216456" officeooo:paragraph-rsid="00216456" style:font-weight-asian="bold" style:font-weight-complex="bold"/>
    </style:style>
    <style:style style:name="P29" style:family="paragraph" style:parent-style-name="Standard" style:list-style-name="L1">
      <style:paragraph-properties fo:text-align="justify" style:justify-single-word="false"/>
      <style:text-properties officeooo:rsid="00216456" officeooo:paragraph-rsid="00247682"/>
    </style:style>
    <style:style style:name="P30" style:family="paragraph" style:parent-style-name="Standard" style:list-style-name="L1">
      <style:paragraph-properties fo:text-align="justify" style:justify-single-word="false"/>
      <style:text-properties officeooo:rsid="00216456" officeooo:paragraph-rsid="00216456"/>
    </style:style>
    <style:style style:name="P31" style:family="paragraph" style:parent-style-name="Standard" style:list-style-name="L1">
      <style:paragraph-properties fo:text-align="justify" style:justify-single-word="false"/>
      <style:text-properties officeooo:rsid="0023e57b" officeooo:paragraph-rsid="0023e57b"/>
    </style:style>
    <style:style style:name="P32" style:family="paragraph" style:parent-style-name="Standard" style:list-style-name="L1">
      <style:paragraph-properties fo:text-align="justify" style:justify-single-word="false"/>
      <style:text-properties officeooo:rsid="0023e58e" officeooo:paragraph-rsid="0023e58e"/>
    </style:style>
    <style:style style:name="P33" style:family="paragraph" style:parent-style-name="Standard">
      <style:paragraph-properties fo:text-align="justify" style:justify-single-word="false"/>
      <style:text-properties officeooo:rsid="0031eaad" officeooo:paragraph-rsid="003303c9"/>
    </style:style>
    <style:style style:name="P34" style:family="paragraph" style:parent-style-name="Standard">
      <style:paragraph-properties fo:text-align="justify" style:justify-single-word="false"/>
      <style:text-properties officeooo:rsid="001053e4" officeooo:paragraph-rsid="0011bcb0"/>
    </style:style>
    <style:style style:name="P35" style:family="paragraph" style:parent-style-name="Standard">
      <style:paragraph-properties fo:text-align="justify" style:justify-single-word="false"/>
      <style:text-properties officeooo:rsid="002f20aa" officeooo:paragraph-rsid="002f20aa"/>
    </style:style>
    <style:style style:name="P36" style:family="paragraph" style:parent-style-name="Standard">
      <style:paragraph-properties fo:text-align="justify" style:justify-single-word="false"/>
      <style:text-properties officeooo:rsid="0015f146" officeooo:paragraph-rsid="0015f146"/>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39" style:family="paragraph" style:parent-style-name="Standard">
      <style:paragraph-properties fo:text-align="justify" style:justify-single-word="false"/>
      <style:text-properties officeooo:rsid="0019a4de" officeooo:paragraph-rsid="0019a4de"/>
    </style:style>
    <style:style style:name="P40" style:family="paragraph" style:parent-style-name="Standard">
      <style:paragraph-properties fo:text-align="justify" style:justify-single-word="false"/>
      <style:text-properties officeooo:rsid="001ab164" officeooo:paragraph-rsid="001ab164"/>
    </style:style>
    <style:style style:name="P41" style:family="paragraph" style:parent-style-name="Standard">
      <style:paragraph-properties fo:text-align="justify" style:justify-single-word="false"/>
      <style:text-properties officeooo:rsid="001be1dc" officeooo:paragraph-rsid="001be1dc"/>
    </style:style>
    <style:style style:name="P42" style:family="paragraph" style:parent-style-name="Standard">
      <style:paragraph-properties fo:text-align="justify" style:justify-single-word="false"/>
      <style:text-properties officeooo:rsid="001c28e6" officeooo:paragraph-rsid="001c28e6"/>
    </style:style>
    <style:style style:name="P43" style:family="paragraph" style:parent-style-name="Standard">
      <style:paragraph-properties fo:text-align="justify" style:justify-single-word="false"/>
      <style:text-properties officeooo:rsid="001ee879" officeooo:paragraph-rsid="001ee879"/>
    </style:style>
    <style:style style:name="P44" style:family="paragraph" style:parent-style-name="Standard">
      <style:paragraph-properties fo:text-align="justify" style:justify-single-word="false"/>
      <style:text-properties officeooo:rsid="002781b7" officeooo:paragraph-rsid="002781b7"/>
    </style:style>
    <style:style style:name="P45" style:family="paragraph" style:parent-style-name="Standard">
      <style:paragraph-properties fo:text-align="justify" style:justify-single-word="false"/>
      <style:text-properties officeooo:rsid="0030db30" officeooo:paragraph-rsid="001b9250"/>
    </style:style>
    <style:style style:name="P46" style:family="paragraph" style:parent-style-name="Standard">
      <style:paragraph-properties fo:text-align="justify" style:justify-single-word="false"/>
      <style:text-properties officeooo:rsid="0020d830" officeooo:paragraph-rsid="0023eb7b"/>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T16" style:family="text">
      <style:text-properties officeooo:rsid="0019a4de"/>
    </style:style>
    <style:style style:name="T17" style:family="text">
      <style:text-properties officeooo:rsid="001d2f38"/>
    </style:style>
    <style:style style:name="T18" style:family="text">
      <style:text-properties officeooo:rsid="001eedbc"/>
    </style:style>
    <style:style style:name="T19" style:family="text">
      <style:text-properties officeooo:rsid="0023e011"/>
    </style:style>
    <style:style style:name="T20" style:family="text">
      <style:text-properties officeooo:rsid="00272cf3"/>
    </style:style>
    <style:style style:name="T21" style:family="text">
      <style:text-properties officeooo:rsid="002783e6"/>
    </style:style>
    <style:style style:name="T22" style:family="text">
      <style:text-properties officeooo:rsid="0028f20c"/>
    </style:style>
    <style:style style:name="T23" style:family="text">
      <style:text-properties officeooo:rsid="0029cec3"/>
    </style:style>
    <style:style style:name="T24" style:family="text">
      <style:text-properties officeooo:rsid="002d4367"/>
    </style:style>
    <style:style style:name="T25" style:family="text">
      <style:text-properties officeooo:rsid="002dac89"/>
    </style:style>
    <style:style style:name="T26" style:family="text">
      <style:text-properties officeooo:rsid="002f291b"/>
    </style:style>
    <style:style style:name="T27"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29">Discover every up host in a network <text:span text:style-name="T2">and notify (depending on user settings) state changes in these hosts</text:span>.</text:p>
        </text:list-item>
        <text:list-item>
          <text:p text:style-name="P29">Use different discovery mechanisms in order to ensure the host isn't hiding from a specific mechanism.</text:p>
        </text:list-item>
        <text:list-item>
          <text:p text:style-name="P30">Keep track of the hosts over time with repeated refreshes of the network status.</text:p>
        </text:list-item>
        <text:list-item>
          <text:p text:style-name="P30">Not congest the network <text:span text:style-name="T2">as much as possible</text:span>.</text:p>
        </text:list-item>
        <text:list-item>
          <text:p text:style-name="P31">Discover hosts within a reasonable time.</text:p>
        </text:list-item>
        <text:list-item>
          <text:p text:style-name="P30">Provide a way to handle service downtime (e.g.: power loss, <text:span text:style-name="T2">maintenance</text:span>) consistently between sessions.</text:p>
        </text:list-item>
        <text:list-item>
          <text:p text:style-name="P30">Provide services that can interact with end-users to let know of <text:span text:style-name="T1">suspect activity (e.g.: host IP change, host MAC change, host ICMP hiding, host MAC hiding, etc) on the network.</text:span></text:p>
        </text:list-item>
        <text:list-item>
          <text:p text:style-name="P30">Provide a way to interact with it. Either by a command line interface or by a graphical interface or both.</text:p>
        </text:list-item>
        <text:list-item>
          <text:p text:style-name="P3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5">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6">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5"/>
      <text:p text:style-name="P15"/>
      <text:p text:style-name="P11">ICMP discovery.</text:p>
      <text:p text:style-name="P19">The ICMP discovery method consists of a simple ping request to the specified I<text:span text:style-name="T12">P(</text:span>s<text:span text:style-name="T12">)</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2">ARP discovery.</text:p>
      <text:p text:style-name="P20">The <text:span text:style-name="T12">ARP</text:span> discovery method consists of a simple <text:span text:style-name="T12">ARP</text:span> request to the specified I<text:span text:style-name="T12">P(</text:span>s<text:span text:style-name="T12">)</text:span>.</text:p>
      <text:p text:style-name="P20">If a host is discovered using this method, its IP <text:span text:style-name="T12">and MAC address are</text:span> known and other discovery methods may not be requested.</text:p>
      <text:p text:style-name="P34">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0"/>
      <text:p text:style-name="P20"/>
      <text:p text:style-name="P13">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4">This requires tBB to be run as root.</text:p>
      <text:p text:style-name="P17">Data sent and received over the open socket is required to be in the JSON format.</text:p>
      <text:p text:style-name="P5"/>
      <text:p text:style-name="P5"/>
      <text:p text:style-name="P9">Configuration file.</text:p>
      <text:p text:style-name="P35">The configuration file for the tBB service is in JSON format. See related documentation [SPECIFY] for further detail.</text:p>
      <text:p text:style-name="P35"/>
      <text:p text:style-name="P35"/>
      <text:p text:style-name="P37">Serialization.</text:p>
      <text:p text:style-name="P36">In order for tBB to handle system downtime, network scan results will be <text:span text:style-name="T24">recorded</text:span>.</text:p>
      <text:p text:style-name="P36">Data to be serialized is the following: session<text:span text:style-name="T19">s</text:span> information (<text:span text:style-name="T16">when it was started and when it's been updated for the last time</text:span>) <text:span text:style-name="T16">and histories of hosts on the network (their IP, MAC, etc and when any of these changed).</text:span></text:p>
      <text:p text:style-name="P39">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40">Every <text:span text:style-name="T25">record</text:span> regarding tBB will be stored in a specialized folder in order to provide an easy way to determine w<text:span text:style-name="T20">h</text:span>ether a previous scan exists for a network.</text:p>
      <text:p text:style-name="P44">The serialization mechanism adopted by tBB is a simple JSON file. <text:span text:style-name="T26">The choice has been made upon the fact that JSON doesn't require a lot of overhead nor big third-party libraries while providing a relatively fast-responding and lightweight storage.</text:span></text:p>
      <text:p text:style-name="P40"/>
      <text:p text:style-name="P40"/>
      <text:p text:style-name="P38">Consistency.</text:p>
      <text:p text:style-name="P41">Whenever tBB is started it will look in the file system to check if the network had previously been analyzed (if a <text:span text:style-name="T27">record</text:span> regarding the given network exists). If it doesn't, tBB will assume that the specified network analysis had never been requested.</text:p>
      <text:p text:style-name="P42">On the contrary, if a record does exist, tBB will look for when it had last been updated. If the last network check had happened within a reasonably short time <text:span text:style-name="T22">(default: 1 hour)</text:span>, tBB will not re-perform the entire network scan (which might result heavier on the network). Instead, tBB will begin to perform normal hosts checks <text:span text:style-name="T17">basing on the previously recorded information.</text:span></text:p>
      <text:p text:style-name="P43">Either way, tBB will notify if the record was or wasn't present <text:span text:style-name="T18">and, if it was, when it was last updated</text:span>.</text:p>
      <text:p text:style-name="P45"/>
      <text:p text:style-name="P5"/>
      <text:p text:style-name="P14"><text:span text:style-name="T23">Asynchrony</text:span> <text:span text:style-name="T13">and general performance</text:span>.</text:p>
      <text:p text:style-name="P21">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28T15:15:50.795523364</dc:date>
    <meta:editing-duration>P8DT23H42M31S</meta:editing-duration>
    <meta:editing-cycles>44</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2/08/2016&quot;" office:value-type="string" office:string-value="02/08/2016" calcext:value-type="string">
            <text:p>02/08/2016</text:p>
          </table:table-cell>
          <table:table-cell table:style-name="ce7" table:formula="of:=&quot;28/07/2016&quot;" office:value-type="string" office:string-value="28/07/2016" calcext:value-type="string">
            <text:p>28/07/2016</text:p>
          </table:table-cell>
          <table:table-cell table:style-name="ce8" office:value-type="string" calcext:value-type="string">
            <text:p>ongoing</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front-end implementation.</text:p>
          </table:table-cell>
          <table:table-cell table:number-columns-repeated="4"/>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8">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